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16.002cm" table:align="left" style:writing-mode="lr-tb"/>
    </style:style>
    <style:style style:name="tml0.A" style:family="table-column">
      <style:table-column-properties style:column-width="16.002cm"/>
    </style:style>
    <style:style style:name="tml0.A1" style:family="table-cell">
      <style:table-cell-properties fo:padding="0cm" fo:border="none"/>
    </style:style>
    <style:style style:name="tlim15" style:family="table">
      <style:table-properties style:width="16cm" table:align="left" style:may-break-between-rows="false" style:writing-mode="lr-tb"/>
    </style:style>
    <style:style style:name="tlim15.A" style:family="table-column">
      <style:table-column-properties style:column-width="16cm"/>
    </style:style>
    <style:style style:name="tlim15.A1" style:family="table-cell">
      <style:table-cell-properties fo:padding="0cm" fo:border="none"/>
    </style:style>
    <style:style style:name="tlim22" style:family="table">
      <style:table-properties style:width="16cm" table:align="left" style:may-break-between-rows="false" style:writing-mode="lr-tb"/>
    </style:style>
    <style:style style:name="tlim22.A" style:family="table-column">
      <style:table-column-properties style:column-width="16cm"/>
    </style:style>
    <style:style style:name="tlim22.A1" style:family="table-cell">
      <style:table-cell-properties fo:padding="0cm" fo:border="none"/>
    </style:style>
    <style:style style:name="tlim23" style:family="table">
      <style:table-properties style:width="16cm" table:align="left" style:may-break-between-rows="false" style:writing-mode="lr-tb"/>
    </style:style>
    <style:style style:name="tlim23.A" style:family="table-column">
      <style:table-column-properties style:column-width="16cm"/>
    </style:style>
    <style:style style:name="tlim23.A1" style:family="table-cell">
      <style:table-cell-properties fo:padding="0cm" fo:border="none"/>
    </style:style>
    <style:style style:name="tlim16" style:family="table">
      <style:table-properties style:width="16cm" table:align="left" style:may-break-between-rows="false" style:writing-mode="lr-tb"/>
    </style:style>
    <style:style style:name="tlim16.A" style:family="table-column">
      <style:table-column-properties style:column-width="16cm"/>
    </style:style>
    <style:style style:name="tlim16.A1" style:family="table-cell">
      <style:table-cell-properties fo:padding="0cm" fo:border="none"/>
    </style:style>
    <style:style style:name="tlim17" style:family="table">
      <style:table-properties style:width="16cm" table:align="left" style:may-break-between-rows="false" style:writing-mode="lr-tb"/>
    </style:style>
    <style:style style:name="tlim17.A" style:family="table-column">
      <style:table-column-properties style:column-width="16cm"/>
    </style:style>
    <style:style style:name="tlim17.A1" style:family="table-cell">
      <style:table-cell-properties fo:padding="0cm" fo:border="none"/>
    </style:style>
    <style:style style:name="tlim0" style:family="table">
      <style:table-properties style:width="16cm" table:align="left" style:may-break-between-rows="false" style:writing-mode="lr-tb"/>
    </style:style>
    <style:style style:name="tlim0.A" style:family="table-column">
      <style:table-column-properties style:column-width="16cm"/>
    </style:style>
    <style:style style:name="tlim0.A1" style:family="table-cell">
      <style:table-cell-properties fo:padding="0cm" fo:border="none"/>
    </style:style>
    <style:style style:name="tlim1" style:family="table">
      <style:table-properties style:width="16cm" table:align="left" style:may-break-between-rows="false" style:writing-mode="lr-tb"/>
    </style:style>
    <style:style style:name="tlim1.A" style:family="table-column">
      <style:table-column-properties style:column-width="16cm"/>
    </style:style>
    <style:style style:name="tlim1.A1" style:family="table-cell">
      <style:table-cell-properties fo:padding="0cm" fo:border="none"/>
    </style:style>
    <style:style style:name="tlim2" style:family="table">
      <style:table-properties style:width="16cm" table:align="left" style:may-break-between-rows="false" style:writing-mode="lr-tb"/>
    </style:style>
    <style:style style:name="tlim2.A" style:family="table-column">
      <style:table-column-properties style:column-width="16cm"/>
    </style:style>
    <style:style style:name="tlim2.A1" style:family="table-cell">
      <style:table-cell-properties fo:padding="0cm" fo:border="none"/>
    </style:style>
    <style:style style:name="tlim3" style:family="table">
      <style:table-properties style:width="16cm" table:align="left" style:may-break-between-rows="false" style:writing-mode="lr-tb"/>
    </style:style>
    <style:style style:name="tlim3.A" style:family="table-column">
      <style:table-column-properties style:column-width="16cm"/>
    </style:style>
    <style:style style:name="tlim3.A1" style:family="table-cell">
      <style:table-cell-properties fo:padding="0cm" fo:border="none"/>
    </style:style>
    <style:style style:name="tlim4" style:family="table">
      <style:table-properties style:width="16cm" table:align="left" style:may-break-between-rows="false" style:writing-mode="lr-tb"/>
    </style:style>
    <style:style style:name="tlim4.A" style:family="table-column">
      <style:table-column-properties style:column-width="16cm"/>
    </style:style>
    <style:style style:name="tlim4.A1" style:family="table-cell">
      <style:table-cell-properties fo:padding="0cm" fo:border="none"/>
    </style:style>
    <style:style style:name="tlim5" style:family="table">
      <style:table-properties style:width="16cm" table:align="left" style:may-break-between-rows="false" style:writing-mode="lr-tb"/>
    </style:style>
    <style:style style:name="tlim5.A" style:family="table-column">
      <style:table-column-properties style:column-width="16cm"/>
    </style:style>
    <style:style style:name="tlim5.A1" style:family="table-cell">
      <style:table-cell-properties fo:padding="0cm" fo:border="none"/>
    </style:style>
    <style:style style:name="tlim6" style:family="table">
      <style:table-properties style:width="16cm" table:align="left" style:may-break-between-rows="false" style:writing-mode="lr-tb"/>
    </style:style>
    <style:style style:name="tlim6.A" style:family="table-column">
      <style:table-column-properties style:column-width="16cm"/>
    </style:style>
    <style:style style:name="tlim6.A1" style:family="table-cell">
      <style:table-cell-properties fo:padding="0cm" fo:border="none"/>
    </style:style>
    <style:style style:name="tlim8" style:family="table">
      <style:table-properties style:width="16cm" table:align="left" style:may-break-between-rows="false" style:writing-mode="lr-tb"/>
    </style:style>
    <style:style style:name="tlim8.A" style:family="table-column">
      <style:table-column-properties style:column-width="16cm"/>
    </style:style>
    <style:style style:name="tlim8.A1" style:family="table-cell">
      <style:table-cell-properties fo:padding="0cm" fo:border="none"/>
    </style:style>
    <style:style style:name="tlim18" style:family="table">
      <style:table-properties style:width="16cm" table:align="left" style:may-break-between-rows="false" style:writing-mode="lr-tb"/>
    </style:style>
    <style:style style:name="tlim18.A" style:family="table-column">
      <style:table-column-properties style:column-width="16cm"/>
    </style:style>
    <style:style style:name="tlim18.A1" style:family="table-cell">
      <style:table-cell-properties fo:padding="0cm" fo:border="none"/>
    </style:style>
    <style:style style:name="tlim21" style:family="table">
      <style:table-properties style:width="16cm" table:align="left" style:may-break-between-rows="false" style:writing-mode="lr-tb"/>
    </style:style>
    <style:style style:name="tlim21.A" style:family="table-column">
      <style:table-column-properties style:column-width="16cm"/>
    </style:style>
    <style:style style:name="tlim21.A1" style:family="table-cell">
      <style:table-cell-properties fo:padding="0cm" fo:border="none"/>
    </style:style>
    <style:style style:name="tml1" style:family="table">
      <style:table-properties style:width="16.002cm" fo:margin-top="0.259cm" fo:margin-bottom="0cm" table:align="left" style:writing-mode="lr-tb"/>
    </style:style>
    <style:style style:name="tml1.A" style:family="table-column">
      <style:table-column-properties style:column-width="16.002cm"/>
    </style:style>
    <style:style style:name="tml1.A1" style:family="table-cell">
      <style:table-cell-properties fo:padding="0cm" fo:border="none"/>
    </style:style>
    <style:style style:name="tlim11" style:family="table">
      <style:table-properties style:width="16cm" table:align="left" style:may-break-between-rows="false" style:writing-mode="lr-tb"/>
    </style:style>
    <style:style style:name="tlim11.A" style:family="table-column">
      <style:table-column-properties style:column-width="16cm"/>
    </style:style>
    <style:style style:name="tlim11.A1" style:family="table-cell">
      <style:table-cell-properties fo:padding="0cm" fo:border="none"/>
    </style:style>
    <style:style style:name="tlim12" style:family="table">
      <style:table-properties style:width="16cm" table:align="left" style:may-break-between-rows="false" style:writing-mode="lr-tb"/>
    </style:style>
    <style:style style:name="tlim12.A" style:family="table-column">
      <style:table-column-properties style:column-width="16cm"/>
    </style:style>
    <style:style style:name="tlim12.A1" style:family="table-cell">
      <style:table-cell-properties fo:padding="0cm" fo:border="none"/>
    </style:style>
    <style:style style:name="tlim24" style:family="table">
      <style:table-properties style:width="16cm" table:align="left" style:may-break-between-rows="false" style:writing-mode="lr-tb"/>
    </style:style>
    <style:style style:name="tlim24.A" style:family="table-column">
      <style:table-column-properties style:column-width="16cm"/>
    </style:style>
    <style:style style:name="tlim24.A1" style:family="table-cell">
      <style:table-cell-properties fo:padding="0cm" fo:border="none"/>
    </style:style>
    <style:style style:name="tlim19" style:family="table">
      <style:table-properties style:width="16cm" table:align="left" style:may-break-between-rows="false" style:writing-mode="lr-tb"/>
    </style:style>
    <style:style style:name="tlim19.A" style:family="table-column">
      <style:table-column-properties style:column-width="16cm"/>
    </style:style>
    <style:style style:name="tlim19.A1" style:family="table-cell">
      <style:table-cell-properties fo:padding="0cm" fo:border="none"/>
    </style:style>
    <style:style style:name="tml2" style:family="table">
      <style:table-properties style:width="16.002cm" fo:margin-top="0.259cm" fo:margin-bottom="0cm" table:align="left" style:writing-mode="lr-tb"/>
    </style:style>
    <style:style style:name="tml2.A" style:family="table-column">
      <style:table-column-properties style:column-width="16.002cm"/>
    </style:style>
    <style:style style:name="tml2.A1" style:family="table-cell">
      <style:table-cell-properties fo:padding="0cm" fo:border="none"/>
    </style:style>
    <style:style style:name="tlim13" style:family="table">
      <style:table-properties style:width="16cm" table:align="left" style:may-break-between-rows="false" style:writing-mode="lr-tb"/>
    </style:style>
    <style:style style:name="tlim13.A" style:family="table-column">
      <style:table-column-properties style:column-width="16cm"/>
    </style:style>
    <style:style style:name="tlim13.A1" style:family="table-cell">
      <style:table-cell-properties fo:padding="0cm" fo:border="none"/>
    </style:style>
    <style:style style:name="tlim14" style:family="table">
      <style:table-properties style:width="16cm" table:align="left" style:may-break-between-rows="false" style:writing-mode="lr-tb"/>
    </style:style>
    <style:style style:name="tlim14.A" style:family="table-column">
      <style:table-column-properties style:column-width="16cm"/>
    </style:style>
    <style:style style:name="tlim14.A1" style:family="table-cell">
      <style:table-cell-properties fo:padding="0cm" fo:border="none"/>
    </style:style>
    <style:style style:name="tlim25" style:family="table">
      <style:table-properties style:width="16cm" table:align="left" style:may-break-between-rows="false" style:writing-mode="lr-tb"/>
    </style:style>
    <style:style style:name="tlim25.A" style:family="table-column">
      <style:table-column-properties style:column-width="16cm"/>
    </style:style>
    <style:style style:name="tlim25.A1" style:family="table-cell">
      <style:table-cell-properties fo:padding="0cm" fo:border="none"/>
    </style:style>
    <style:style style:name="tlim20" style:family="table">
      <style:table-properties style:width="16cm" table:align="left" style:may-break-between-rows="false" style:writing-mode="lr-tb"/>
    </style:style>
    <style:style style:name="tlim20.A" style:family="table-column">
      <style:table-column-properties style:column-width="16cm"/>
    </style:style>
    <style:style style:name="tlim20.A1" style:family="table-cell">
      <style:table-cell-properties fo:padding="0cm" fo:border="none"/>
    </style:style>
    <style:style style:name="tml3" style:family="table">
      <style:table-properties style:width="16.002cm" fo:margin-top="0.259cm" fo:margin-bottom="0cm" table:align="left" style:writing-mode="lr-tb"/>
    </style:style>
    <style:style style:name="tml3.A" style:family="table-column">
      <style:table-column-properties style:column-width="16.002cm"/>
    </style:style>
    <style:style style:name="tml3.A1" style:family="table-cell">
      <style:table-cell-properties fo:padding="0cm" fo:border="none"/>
    </style:style>
    <style:style style:name="tlim9" style:family="table">
      <style:table-properties style:width="16cm" table:align="left" style:may-break-between-rows="false" style:writing-mode="lr-tb"/>
    </style:style>
    <style:style style:name="tlim9.A" style:family="table-column">
      <style:table-column-properties style:column-width="16cm"/>
    </style:style>
    <style:style style:name="tlim9.A1" style:family="table-cell">
      <style:table-cell-properties fo:padding="0cm" fo:border="none"/>
    </style:style>
    <style:style style:name="tlim26" style:family="table">
      <style:table-properties style:width="16cm" table:align="left" style:may-break-between-rows="false" style:writing-mode="lr-tb"/>
    </style:style>
    <style:style style:name="tlim26.A" style:family="table-column">
      <style:table-column-properties style:column-width="16cm"/>
    </style:style>
    <style:style style:name="tlim26.A1" style:family="table-cell">
      <style:table-cell-properties fo:padding="0cm" fo:border="none"/>
    </style:style>
    <style:style style:name="tml4" style:family="table">
      <style:table-properties style:width="16.002cm" fo:margin-top="0.259cm" fo:margin-bottom="0cm" table:align="left" style:writing-mode="lr-tb"/>
    </style:style>
    <style:style style:name="tml4.A" style:family="table-column">
      <style:table-column-properties style:column-width="16.002cm"/>
    </style:style>
    <style:style style:name="tml4.A1" style:family="table-cell">
      <style:table-cell-properties fo:padding="0cm" fo:border="none"/>
    </style:style>
    <style:style style:name="tlim10" style:family="table">
      <style:table-properties style:width="16cm" table:align="left" style:may-break-between-rows="false" style:writing-mode="lr-tb"/>
    </style:style>
    <style:style style:name="tlim10.A" style:family="table-column">
      <style:table-column-properties style:column-width="16cm"/>
    </style:style>
    <style:style style:name="tlim10.A1" style:family="table-cell">
      <style:table-cell-properties fo:padding="0cm" fo:border="none"/>
    </style:style>
    <style:style style:name="tml5" style:family="table">
      <style:table-properties style:width="16.002cm" fo:margin-top="0.259cm" fo:margin-bottom="0cm" table:align="left" style:writing-mode="lr-tb"/>
    </style:style>
    <style:style style:name="tml5.A" style:family="table-column">
      <style:table-column-properties style:column-width="16.002cm"/>
    </style:style>
    <style:style style:name="tml5.A1" style:family="table-cell">
      <style:table-cell-properties fo:padding="0cm" fo:border="none"/>
    </style:style>
    <style:style style:name="tlim7" style:family="table">
      <style:table-properties style:width="16cm" table:align="left" style:may-break-between-rows="false" style:writing-mode="lr-tb"/>
    </style:style>
    <style:style style:name="tlim7.A" style:family="table-column">
      <style:table-column-properties style:column-width="16cm"/>
    </style:style>
    <style:style style:name="tlim7.A1" style:family="table-cell">
      <style:table-cell-properties fo:padding="0cm" fo:border="none"/>
    </style:style>
    <style:style style:name="tp16" style:family="table">
      <style:table-properties style:width="16cm" table:align="left" style:may-break-between-rows="false" style:writing-mode="lr-tb"/>
    </style:style>
    <style:style style:name="tp16.A" style:family="table-column">
      <style:table-column-properties style:column-width="16cm"/>
    </style:style>
    <style:style style:name="tp16.A1" style:family="table-cell">
      <style:table-cell-properties fo:padding="0cm" fo:border="none"/>
    </style:style>
    <style:style style:name="tp23" style:family="table">
      <style:table-properties style:width="16cm" table:align="left" style:may-break-between-rows="false" style:writing-mode="lr-tb"/>
    </style:style>
    <style:style style:name="tp23.A" style:family="table-column">
      <style:table-column-properties style:column-width="16cm"/>
    </style:style>
    <style:style style:name="tp23.A1" style:family="table-cell">
      <style:table-cell-properties fo:padding="0cm" fo:border="none"/>
    </style:style>
    <style:style style:name="tp24" style:family="table">
      <style:table-properties style:width="16cm" table:align="left" style:may-break-between-rows="false" style:writing-mode="lr-tb"/>
    </style:style>
    <style:style style:name="tp24.A" style:family="table-column">
      <style:table-column-properties style:column-width="16cm"/>
    </style:style>
    <style:style style:name="tp24.A1" style:family="table-cell">
      <style:table-cell-properties fo:padding="0cm" fo:border="none"/>
    </style:style>
    <style:style style:name="tp17" style:family="table">
      <style:table-properties style:width="16cm" table:align="left" style:may-break-between-rows="false" style:writing-mode="lr-tb"/>
    </style:style>
    <style:style style:name="tp17.A" style:family="table-column">
      <style:table-column-properties style:column-width="16cm"/>
    </style:style>
    <style:style style:name="tp17.A1" style:family="table-cell">
      <style:table-cell-properties fo:padding="0cm" fo:border="none"/>
    </style:style>
    <style:style style:name="tp18" style:family="table">
      <style:table-properties style:width="16cm" table:align="left" style:may-break-between-rows="false" style:writing-mode="lr-tb"/>
    </style:style>
    <style:style style:name="tp18.A" style:family="table-column">
      <style:table-column-properties style:column-width="16cm"/>
    </style:style>
    <style:style style:name="tp18.A1" style:family="table-cell">
      <style:table-cell-properties fo:padding="0cm" fo:border="none"/>
    </style:style>
    <style:style style:name="tp1" style:family="table">
      <style:table-properties style:width="16cm" table:align="left" style:may-break-between-rows="false" style:writing-mode="lr-tb"/>
    </style:style>
    <style:style style:name="tp1.A" style:family="table-column">
      <style:table-column-properties style:column-width="16cm"/>
    </style:style>
    <style:style style:name="tp1.A1" style:family="table-cell">
      <style:table-cell-properties fo:padding="0cm" fo:border="none"/>
    </style:style>
    <style:style style:name="tp2" style:family="table">
      <style:table-properties style:width="16cm" table:align="left" style:may-break-between-rows="false" style:writing-mode="lr-tb"/>
    </style:style>
    <style:style style:name="tp2.A" style:family="table-column">
      <style:table-column-properties style:column-width="16cm"/>
    </style:style>
    <style:style style:name="tp2.A1" style:family="table-cell">
      <style:table-cell-properties fo:padding="0cm" fo:border="none"/>
    </style:style>
    <style:style style:name="tp3" style:family="table">
      <style:table-properties style:width="16cm" table:align="left" style:may-break-between-rows="false" style:writing-mode="lr-tb"/>
    </style:style>
    <style:style style:name="tp3.A" style:family="table-column">
      <style:table-column-properties style:column-width="16cm"/>
    </style:style>
    <style:style style:name="tp3.A1" style:family="table-cell">
      <style:table-cell-properties fo:padding="0cm" fo:border="none"/>
    </style:style>
    <style:style style:name="tp4" style:family="table">
      <style:table-properties style:width="16cm" table:align="left" style:may-break-between-rows="false" style:writing-mode="lr-tb"/>
    </style:style>
    <style:style style:name="tp4.A" style:family="table-column">
      <style:table-column-properties style:column-width="16cm"/>
    </style:style>
    <style:style style:name="tp4.A1" style:family="table-cell">
      <style:table-cell-properties fo:padding="0cm" fo:border="none"/>
    </style:style>
    <style:style style:name="tp5" style:family="table">
      <style:table-properties style:width="16cm" table:align="left" style:may-break-between-rows="false" style:writing-mode="lr-tb"/>
    </style:style>
    <style:style style:name="tp5.A" style:family="table-column">
      <style:table-column-properties style:column-width="16cm"/>
    </style:style>
    <style:style style:name="tp5.A1" style:family="table-cell">
      <style:table-cell-properties fo:padding="0cm" fo:border="none"/>
    </style:style>
    <style:style style:name="tp6" style:family="table">
      <style:table-properties style:width="16cm" table:align="left" style:may-break-between-rows="false" style:writing-mode="lr-tb"/>
    </style:style>
    <style:style style:name="tp6.A" style:family="table-column">
      <style:table-column-properties style:column-width="16cm"/>
    </style:style>
    <style:style style:name="tp6.A1" style:family="table-cell">
      <style:table-cell-properties fo:padding="0cm" fo:border="none"/>
    </style:style>
    <style:style style:name="tp7" style:family="table">
      <style:table-properties style:width="16cm" table:align="left" style:may-break-between-rows="false" style:writing-mode="lr-tb"/>
    </style:style>
    <style:style style:name="tp7.A" style:family="table-column">
      <style:table-column-properties style:column-width="16cm"/>
    </style:style>
    <style:style style:name="tp7.A1" style:family="table-cell">
      <style:table-cell-properties fo:padding="0cm" fo:border="none"/>
    </style:style>
    <style:style style:name="tp8" style:family="table">
      <style:table-properties style:width="16cm" table:align="left" style:may-break-between-rows="false" style:writing-mode="lr-tb"/>
    </style:style>
    <style:style style:name="tp8.A" style:family="table-column">
      <style:table-column-properties style:column-width="16cm"/>
    </style:style>
    <style:style style:name="tp8.A1" style:family="table-cell">
      <style:table-cell-properties fo:padding="0cm" fo:border="none"/>
    </style:style>
    <style:style style:name="tp9" style:family="table">
      <style:table-properties style:width="16cm" table:align="left" style:may-break-between-rows="false" style:writing-mode="lr-tb"/>
    </style:style>
    <style:style style:name="tp9.A" style:family="table-column">
      <style:table-column-properties style:column-width="16cm"/>
    </style:style>
    <style:style style:name="tp9.A1" style:family="table-cell">
      <style:table-cell-properties fo:padding="0cm" fo:border="none"/>
    </style:style>
    <style:style style:name="tp10" style:family="table">
      <style:table-properties style:width="16cm" table:align="left" style:may-break-between-rows="false" style:writing-mode="lr-tb"/>
    </style:style>
    <style:style style:name="tp10.A" style:family="table-column">
      <style:table-column-properties style:column-width="16cm"/>
    </style:style>
    <style:style style:name="tp10.A1" style:family="table-cell">
      <style:table-cell-properties fo:padding="0cm" fo:border="none"/>
    </style:style>
    <style:style style:name="tp11" style:family="table">
      <style:table-properties style:width="16cm" table:align="left" style:may-break-between-rows="false" style:writing-mode="lr-tb"/>
    </style:style>
    <style:style style:name="tp11.A" style:family="table-column">
      <style:table-column-properties style:column-width="16cm"/>
    </style:style>
    <style:style style:name="tp11.A1" style:family="table-cell">
      <style:table-cell-properties fo:padding="0cm" fo:border="none"/>
    </style:style>
    <style:style style:name="tp27" style:family="table">
      <style:table-properties style:width="16cm" table:align="left" style:may-break-between-rows="false" style:writing-mode="lr-tb"/>
    </style:style>
    <style:style style:name="tp27.A" style:family="table-column">
      <style:table-column-properties style:column-width="16cm"/>
    </style:style>
    <style:style style:name="tp27.A1" style:family="table-cell">
      <style:table-cell-properties fo:padding="0cm" fo:border="none"/>
    </style:style>
    <style:style style:name="tp12" style:family="table">
      <style:table-properties style:width="16cm" table:align="left" style:may-break-between-rows="false" style:writing-mode="lr-tb"/>
    </style:style>
    <style:style style:name="tp12.A" style:family="table-column">
      <style:table-column-properties style:column-width="16cm"/>
    </style:style>
    <style:style style:name="tp12.A1" style:family="table-cell">
      <style:table-cell-properties fo:padding="0cm" fo:border="none"/>
    </style:style>
    <style:style style:name="tp13" style:family="table">
      <style:table-properties style:width="16cm" table:align="left" style:may-break-between-rows="false" style:writing-mode="lr-tb"/>
    </style:style>
    <style:style style:name="tp13.A" style:family="table-column">
      <style:table-column-properties style:column-width="16cm"/>
    </style:style>
    <style:style style:name="tp13.A1" style:family="table-cell">
      <style:table-cell-properties fo:padding="0cm" fo:border="none"/>
    </style:style>
    <style:style style:name="tp25" style:family="table">
      <style:table-properties style:width="16cm" table:align="left" style:may-break-between-rows="false" style:writing-mode="lr-tb"/>
    </style:style>
    <style:style style:name="tp25.A" style:family="table-column">
      <style:table-column-properties style:column-width="16cm"/>
    </style:style>
    <style:style style:name="tp25.A1" style:family="table-cell">
      <style:table-cell-properties fo:padding="0cm" fo:border="none"/>
    </style:style>
    <style:style style:name="tp14" style:family="table">
      <style:table-properties style:width="16cm" table:align="left" style:may-break-between-rows="false" style:writing-mode="lr-tb"/>
    </style:style>
    <style:style style:name="tp14.A" style:family="table-column">
      <style:table-column-properties style:column-width="16cm"/>
    </style:style>
    <style:style style:name="tp14.A1" style:family="table-cell">
      <style:table-cell-properties fo:padding="0cm" fo:border="none"/>
    </style:style>
    <style:style style:name="tp15" style:family="table">
      <style:table-properties style:width="16cm" table:align="left" style:may-break-between-rows="false" style:writing-mode="lr-tb"/>
    </style:style>
    <style:style style:name="tp15.A" style:family="table-column">
      <style:table-column-properties style:column-width="16cm"/>
    </style:style>
    <style:style style:name="tp15.A1" style:family="table-cell">
      <style:table-cell-properties fo:padding="0cm" fo:border="none"/>
    </style:style>
    <style:style style:name="tp26" style:family="table">
      <style:table-properties style:width="16cm" table:align="left" style:may-break-between-rows="false" style:writing-mode="lr-tb"/>
    </style:style>
    <style:style style:name="tp26.A" style:family="table-column">
      <style:table-column-properties style:column-width="16cm"/>
    </style:style>
    <style:style style:name="tp26.A1" style:family="table-cell">
      <style:table-cell-properties fo:padding="0cm" fo:border="none"/>
    </style:style>
    <style:style style:name="tp19" style:family="table">
      <style:table-properties style:width="16cm" table:align="left" style:may-break-between-rows="false" style:writing-mode="lr-tb"/>
    </style:style>
    <style:style style:name="tp19.A" style:family="table-column">
      <style:table-column-properties style:column-width="16cm"/>
    </style:style>
    <style:style style:name="tp19.A1" style:family="table-cell">
      <style:table-cell-properties fo:padding="0cm" fo:border="none"/>
    </style:style>
    <style:style style:name="tp20" style:family="table">
      <style:table-properties style:width="16cm" table:align="left" style:may-break-between-rows="false" style:writing-mode="lr-tb"/>
    </style:style>
    <style:style style:name="tp20.A" style:family="table-column">
      <style:table-column-properties style:column-width="16cm"/>
    </style:style>
    <style:style style:name="tp20.A1" style:family="table-cell">
      <style:table-cell-properties fo:padding="0cm" fo:border="none"/>
    </style:style>
    <style:style style:name="tf0" style:family="table">
      <style:table-properties style:width="17cm" table:align="margins" style:writing-mode="lr-tb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51cm" fo:border="none"/>
    </style:style>
    <style:style style:name="tf1" style:family="table">
      <style:table-properties style:width="17cm" table:align="margins" style:writing-mode="lr-tb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51cm" fo:border="none"/>
    </style:style>
    <style:style style:name="tf2" style:family="table">
      <style:table-properties style:width="17cm" table:align="margins" style:writing-mode="lr-tb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51cm" fo:border="none"/>
    </style:style>
    <style:style style:name="tf3" style:family="table">
      <style:table-properties style:width="17cm" table:align="margins" style:writing-mode="lr-tb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51cm" fo:border="none"/>
    </style:style>
    <style:style style:name="tf4" style:family="table">
      <style:table-properties style:width="17cm" table:align="margins" style:writing-mode="lr-tb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51cm" fo:border="none"/>
    </style:style>
    <style:style style:name="t16" style:family="table">
      <style:table-properties style:width="16.967cm" table:align="center" style:may-break-between-rows="false" style:writing-mode="lr-tb"/>
    </style:style>
    <style:style style:name="t16.A" style:family="table-column">
      <style:table-column-properties style:column-width="2.011cm"/>
    </style:style>
    <style:style style:name="t16.B" style:family="table-column">
      <style:table-column-properties style:column-width="1.307cm"/>
    </style:style>
    <style:style style:name="t16.H" style:family="table-column">
      <style:table-column-properties style:column-width="1.778cm"/>
    </style:style>
    <style:style style:name="t16.K" style:family="table-column">
      <style:table-column-properties style:column-width="1.78cm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51cm" fo:border-left="0.002cm solid #000000" fo:border-right="none" fo:border-top="none" fo:border-bottom="0.002cm solid #000000"/>
    </style:style>
    <style:style style:name="t16.4" style:family="table-row">
      <style:table-row-properties style:min-row-height="0.794cm"/>
    </style:style>
    <style:style style:name="t16.5" style:family="table-row">
      <style:table-row-properties style:min-row-height="0.598cm"/>
    </style:style>
    <style:style style:name="t1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6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6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7" style:family="table">
      <style:table-properties style:width="16.993cm" table:align="center" style:may-break-between-rows="false" style:writing-mode="lr-tb"/>
    </style:style>
    <style:style style:name="t17.A" style:family="table-column">
      <style:table-column-properties style:column-width="2.092cm"/>
    </style:style>
    <style:style style:name="t17.B" style:family="table-column">
      <style:table-column-properties style:column-width="1.3cm"/>
    </style:style>
    <style:style style:name="t17.D" style:family="table-column">
      <style:table-column-properties style:column-width="1.298cm"/>
    </style:style>
    <style:style style:name="t17.E" style:family="table-column">
      <style:table-column-properties style:column-width="1.277cm"/>
    </style:style>
    <style:style style:name="t17.H" style:family="table-column">
      <style:table-column-properties style:column-width="1.782cm"/>
    </style:style>
    <style:style style:name="t17.I" style:family="table-column">
      <style:table-column-properties style:column-width="1.78cm"/>
    </style:style>
    <style:style style:name="t17.K" style:family="table-column">
      <style:table-column-properties style:column-width="1.785cm"/>
    </style:style>
    <style:style style:name="t17.1" style:family="table-row">
      <style:table-row-properties style:min-row-height="0.778cm"/>
    </style:style>
    <style:style style:name="t17.A1" style:family="table-cell">
      <style:table-cell-properties style:vertical-align="bottom"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51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5" style:family="table-row">
      <style:table-row-properties style:min-row-height="0.598cm"/>
    </style:style>
    <style:style style:name="t1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3" style:family="table">
      <style:table-properties style:width="16.967cm" table:align="center" style:may-break-between-rows="false" style:writing-mode="lr-tb"/>
    </style:style>
    <style:style style:name="t23.A" style:family="table-column">
      <style:table-column-properties style:column-width="2.011cm"/>
    </style:style>
    <style:style style:name="t23.B" style:family="table-column">
      <style:table-column-properties style:column-width="1.307cm"/>
    </style:style>
    <style:style style:name="t23.H" style:family="table-column">
      <style:table-column-properties style:column-width="1.778cm"/>
    </style:style>
    <style:style style:name="t23.K" style:family="table-column">
      <style:table-column-properties style:column-width="1.78cm"/>
    </style:style>
    <style:style style:name="t23.1" style:family="table-row">
      <style:table-row-properties style:min-row-height="0.778cm"/>
    </style:style>
    <style:style style:name="t23.A1" style:family="table-cell">
      <style:table-cell-properties style:vertical-align="bottom" fo:padding="0.097cm" fo:border="none"/>
    </style:style>
    <style:style style:name="t23.2" style:family="table-row">
      <style:table-row-properties style:min-row-height="1.45cm"/>
    </style:style>
    <style:style style:name="t2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3.3" style:family="table-row">
      <style:table-row-properties style:min-row-height="0.67cm"/>
    </style:style>
    <style:style style:name="t23.D3" style:family="table-cell">
      <style:table-cell-properties fo:padding="0.051cm" fo:border-left="0.002cm solid #000000" fo:border-right="none" fo:border-top="none" fo:border-bottom="0.002cm solid #000000"/>
    </style:style>
    <style:style style:name="t23.4" style:family="table-row">
      <style:table-row-properties style:min-row-height="0.794cm"/>
    </style:style>
    <style:style style:name="t23.5" style:family="table-row">
      <style:table-row-properties style:min-row-height="0.598cm"/>
    </style:style>
    <style:style style:name="t2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3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3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4" style:family="table">
      <style:table-properties style:width="16.993cm" table:align="center" style:may-break-between-rows="false" style:writing-mode="lr-tb"/>
    </style:style>
    <style:style style:name="t24.A" style:family="table-column">
      <style:table-column-properties style:column-width="2.092cm"/>
    </style:style>
    <style:style style:name="t24.B" style:family="table-column">
      <style:table-column-properties style:column-width="1.3cm"/>
    </style:style>
    <style:style style:name="t24.D" style:family="table-column">
      <style:table-column-properties style:column-width="1.298cm"/>
    </style:style>
    <style:style style:name="t24.E" style:family="table-column">
      <style:table-column-properties style:column-width="1.277cm"/>
    </style:style>
    <style:style style:name="t24.H" style:family="table-column">
      <style:table-column-properties style:column-width="1.782cm"/>
    </style:style>
    <style:style style:name="t24.I" style:family="table-column">
      <style:table-column-properties style:column-width="1.78cm"/>
    </style:style>
    <style:style style:name="t24.K" style:family="table-column">
      <style:table-column-properties style:column-width="1.785cm"/>
    </style:style>
    <style:style style:name="t24.1" style:family="table-row">
      <style:table-row-properties style:min-row-height="0.778cm"/>
    </style:style>
    <style:style style:name="t24.A1" style:family="table-cell">
      <style:table-cell-properties style:vertical-align="bottom" fo:padding="0.097cm" fo:border="none"/>
    </style:style>
    <style:style style:name="t24.2" style:family="table-row">
      <style:table-row-properties style:min-row-height="1.45cm"/>
    </style:style>
    <style:style style:name="t2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4.3" style:family="table-row">
      <style:table-row-properties style:min-row-height="0.67cm"/>
    </style:style>
    <style:style style:name="t24.D3" style:family="table-cell">
      <style:table-cell-properties fo:padding="0.051cm" fo:border-left="0.002cm solid #000000" fo:border-right="none" fo:border-top="none" fo:border-bottom="0.002cm solid #000000"/>
    </style:style>
    <style:style style:name="t24.4" style:family="table-row">
      <style:table-row-properties style:min-row-height="0.757cm"/>
    </style:style>
    <style:style style:name="t24.5" style:family="table-row">
      <style:table-row-properties style:min-row-height="0.598cm"/>
    </style:style>
    <style:style style:name="t2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8" style:family="table">
      <style:table-properties style:width="16.967cm" fo:margin-left="0.025cm" fo:margin-right="0.009cm" table:align="margins" style:may-break-between-rows="false" style:writing-mode="lr-tb"/>
    </style:style>
    <style:style style:name="t18.A" style:family="table-column">
      <style:table-column-properties style:column-width="2.087cm" style:rel-column-width="8059*"/>
    </style:style>
    <style:style style:name="t18.B" style:family="table-column">
      <style:table-column-properties style:column-width="1.295cm" style:rel-column-width="5000*"/>
    </style:style>
    <style:style style:name="t18.H" style:family="table-column">
      <style:table-column-properties style:column-width="1.778cm" style:rel-column-width="6867*"/>
    </style:style>
    <style:style style:name="t18.K" style:family="table-column">
      <style:table-column-properties style:column-width="1.78cm" style:rel-column-width="6875*"/>
    </style:style>
    <style:style style:name="t18.1" style:family="table-row">
      <style:table-row-properties style:min-row-height="0.778cm"/>
    </style:style>
    <style:style style:name="t18.A1" style:family="table-cell">
      <style:table-cell-properties style:vertical-align="bottom"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51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5" style:family="table-row">
      <style:table-row-properties style:min-row-height="0.598cm"/>
    </style:style>
    <style:style style:name="t1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8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8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style:vertical-align="bottom"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598cm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style:vertical-align="bottom"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598cm"/>
    </style:style>
    <style:style style:name="t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style:vertical-align="bottom"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598cm"/>
    </style:style>
    <style:style style:name="t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style:vertical-align="bottom"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5" style:family="table-row">
      <style:table-row-properties style:min-row-height="0.598cm"/>
    </style:style>
    <style:style style:name="t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style:vertical-align="bottom"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5" style:family="table-row">
      <style:table-row-properties style:min-row-height="0.598cm"/>
    </style:style>
    <style:style style:name="t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 style:writing-mode="lr-tb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style:vertical-align="bottom"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5" style:family="table-row">
      <style:table-row-properties style:min-row-height="0.598cm"/>
    </style:style>
    <style:style style:name="t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 style:writing-mode="lr-tb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style:vertical-align="bottom"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5" style:family="table-row">
      <style:table-row-properties style:min-row-height="0.598cm"/>
    </style:style>
    <style:style style:name="t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 style:writing-mode="lr-tb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style:vertical-align="bottom"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5" style:family="table-row">
      <style:table-row-properties style:min-row-height="0.598cm"/>
    </style:style>
    <style:style style:name="t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 style:writing-mode="lr-tb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style:vertical-align="bottom" fo:padding="0.097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5" style:family="table-row">
      <style:table-row-properties style:min-row-height="0.598cm"/>
    </style:style>
    <style:style style:name="t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" style:family="table">
      <style:table-properties style:width="16.993cm" table:align="center" style:may-break-between-rows="false" style:writing-mode="lr-tb"/>
    </style:style>
    <style:style style:name="t10.A" style:family="table-column">
      <style:table-column-properties style:column-width="6.258cm"/>
    </style:style>
    <style:style style:name="t10.B" style:family="table-column">
      <style:table-column-properties style:column-width="1.603cm"/>
    </style:style>
    <style:style style:name="t10.C" style:family="table-column">
      <style:table-column-properties style:column-width="2.282cm"/>
    </style:style>
    <style:style style:name="t10.F" style:family="table-column">
      <style:table-column-properties style:column-width="2.284cm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97cm" fo:border-left="0.088cm solid #000000" fo:border-right="none" fo:border-top="none" fo:border-bottom="0.018cm solid #000000"/>
    </style:style>
    <style:style style:name="t10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0.8" style:family="table-row">
      <style:table-row-properties style:min-row-height="0.845cm"/>
    </style:style>
    <style:style style:name="t10.A8" style:family="table-cell">
      <style:table-cell-properties fo:padding="0.097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1" style:family="table">
      <style:table-properties style:width="16.981cm" fo:margin-left="0cm" fo:margin-right="0.019cm" table:align="margins" style:may-break-between-rows="false" style:writing-mode="lr-tb"/>
    </style:style>
    <style:style style:name="t11.A" style:family="table-column">
      <style:table-column-properties style:column-width="6.013cm" style:rel-column-width="23206*"/>
    </style:style>
    <style:style style:name="t11.B" style:family="table-column">
      <style:table-column-properties style:column-width="1.563cm" style:rel-column-width="6031*"/>
    </style:style>
    <style:style style:name="t11.C" style:family="table-column">
      <style:table-column-properties style:column-width="2.351cm" style:rel-column-width="9074*"/>
    </style:style>
    <style:style style:name="t11.F" style:family="table-column">
      <style:table-column-properties style:column-width="2.351cm" style:rel-column-width="9076*"/>
    </style:style>
    <style:style style:name="t11.A1" style:family="table-cell">
      <style:table-cell-properties style:vertical-align="bottom" fo:padding="0.097cm" fo:border-left="none" fo:border-right="none" fo:border-top="none" fo:border-bottom="0.002cm solid #000000"/>
    </style:style>
    <style:style style:name="t11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1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1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1.A3" style:family="table-cell">
      <style:table-cell-properties fo:padding="0.097cm" fo:border-left="0.088cm solid #000000" fo:border-right="none" fo:border-top="none" fo:border-bottom="0.018cm solid #000000"/>
    </style:style>
    <style:style style:name="t11.B3" style:family="table-cell">
      <style:table-cell-properties style:vertical-align="" fo:padding="0.097cm" fo:border-left="0.018cm solid #000000" fo:border-right="none" fo:border-top="none" fo:border-bottom="0.018cm solid #000000"/>
    </style:style>
    <style:style style:name="t11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1.B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1.8" style:family="table-row">
      <style:table-row-properties style:min-row-height="0.871cm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1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27" style:family="table">
      <style:table-properties style:width="17cm" table:align="margins" style:may-break-between-rows="false" style:writing-mode="lr-tb"/>
    </style:style>
    <style:style style:name="t27.A" style:family="table-column">
      <style:table-column-properties style:column-width="1.889cm" style:rel-column-width="7281*"/>
    </style:style>
    <style:style style:name="t27.C" style:family="table-column">
      <style:table-column-properties style:column-width="1.889cm" style:rel-column-width="7283*"/>
    </style:style>
    <style:style style:name="t27.D" style:family="table-column">
      <style:table-column-properties style:column-width="1.887cm" style:rel-column-width="7279*"/>
    </style:style>
    <style:style style:name="t27.F" style:family="table-column">
      <style:table-column-properties style:column-width="1.889cm" style:rel-column-width="7285*"/>
    </style:style>
    <style:style style:name="t27.G" style:family="table-column">
      <style:table-column-properties style:column-width="1.887cm" style:rel-column-width="7277*"/>
    </style:style>
    <style:style style:name="t27.I" style:family="table-column">
      <style:table-column-properties style:column-width="1.891cm" style:rel-column-width="7287*"/>
    </style:style>
    <style:style style:name="t27.A1" style:family="table-cell">
      <style:table-cell-properties fo:padding="0.097cm" fo:border="none"/>
    </style:style>
    <style:style style:name="t2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7.G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7.A3" style:family="table-cell">
      <style:table-cell-properties fo:padding="0.051cm" fo:border-left="0.088cm solid #000000" fo:border-right="none" fo:border-top="none" fo:border-bottom="0.002cm solid #000000"/>
    </style:style>
    <style:style style:name="t27.D3" style:family="table-cell">
      <style:table-cell-properties fo:padding="0.051cm" fo:border-left="0.002cm solid #000000" fo:border-right="none" fo:border-top="none" fo:border-bottom="0.002cm solid #000000"/>
    </style:style>
    <style:style style:name="t27.D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7.G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7.A7" style:family="table-cell">
      <style:table-cell-properties fo:padding="0.051cm" fo:border-left="0.088cm solid #000000" fo:border-right="none" fo:border-top="0.002cm solid #000000" fo:border-bottom="0.002cm solid #000000"/>
    </style:style>
    <style:style style:name="t27.B7" style:family="table-cell">
      <style:table-cell-properties fo:padding="0.051cm" fo:border-left="0.002cm solid #000000" fo:border-right="none" fo:border-top="0.002cm solid #000000" fo:border-bottom="0.002cm solid #000000"/>
    </style:style>
    <style:style style:name="t27.I7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2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7.I8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7.F10" style:family="table-cell">
      <style:table-cell-properties fo:padding="0.051cm" fo:border-left="0.002cm solid #000000" fo:border-right="none" fo:border-top="none" fo:border-bottom="0.088cm solid #000000"/>
    </style:style>
    <style:style style:name="t12" style:family="table">
      <style:table-properties style:width="16.958cm" table:align="center" style:may-break-between-rows="false" style:writing-mode="lr-tb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89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style:vertical-align="bottom"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.051cm" fo:border-left="0.002cm solid #000000" fo:border-right="none" fo:border-top="none" fo:border-bottom="0.002cm solid #000000"/>
    </style:style>
    <style:style style:name="t12.4" style:family="table-row">
      <style:table-row-properties style:min-row-height="0.896cm"/>
    </style:style>
    <style:style style:name="t12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2.5" style:family="table-row">
      <style:table-row-properties style:min-row-height="0.598cm"/>
    </style:style>
    <style:style style:name="t1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12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8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12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 style:writing-mode="lr-tb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style:vertical-align="bottom"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3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.051cm" fo:border-left="0.002cm solid #000000" fo:border-right="none" fo:border-top="none" fo:border-bottom="0.002cm solid #000000"/>
    </style:style>
    <style:style style:name="t13.4" style:family="table-row">
      <style:table-row-properties style:min-row-height="0.938cm"/>
    </style:style>
    <style:style style:name="t13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3.5" style:family="table-row">
      <style:table-row-properties style:min-row-height="0.598cm"/>
    </style:style>
    <style:style style:name="t1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3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13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3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3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13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5" style:family="table">
      <style:table-properties style:width="16.969cm" table:align="center" style:may-break-between-rows="false" style:writing-mode="lr-tb"/>
    </style:style>
    <style:style style:name="t25.A" style:family="table-column">
      <style:table-column-properties style:column-width="2.087cm"/>
    </style:style>
    <style:style style:name="t25.B" style:family="table-column">
      <style:table-column-properties style:column-width="1.591cm"/>
    </style:style>
    <style:style style:name="t25.H" style:family="table-column">
      <style:table-column-properties style:column-width="1.778cm"/>
    </style:style>
    <style:style style:name="t25.J" style:family="table-column">
      <style:table-column-properties style:column-width="1.78cm"/>
    </style:style>
    <style:style style:name="t25.1" style:family="table-row">
      <style:table-row-properties style:min-row-height="0.778cm"/>
    </style:style>
    <style:style style:name="t25.A1" style:family="table-cell">
      <style:table-cell-properties style:vertical-align="bottom" fo:padding="0.097cm" fo:border="none"/>
    </style:style>
    <style:style style:name="t25.2" style:family="table-row">
      <style:table-row-properties style:min-row-height="1.45cm"/>
    </style:style>
    <style:style style:name="t2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5.3" style:family="table-row">
      <style:table-row-properties style:min-row-height="0.67cm"/>
    </style:style>
    <style:style style:name="t25.C3" style:family="table-cell">
      <style:table-cell-properties fo:padding="0.051cm" fo:border-left="0.002cm solid #000000" fo:border-right="none" fo:border-top="none" fo:border-bottom="0.002cm solid #000000"/>
    </style:style>
    <style:style style:name="t25.4" style:family="table-row">
      <style:table-row-properties style:min-row-height="0.938cm"/>
    </style:style>
    <style:style style:name="t2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5.5" style:family="table-row">
      <style:table-row-properties style:min-row-height="0.598cm"/>
    </style:style>
    <style:style style:name="t2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5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25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5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25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 style:writing-mode="lr-tb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style:vertical-align="bottom"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4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.051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4.5" style:family="table-row">
      <style:table-row-properties style:min-row-height="0.598cm"/>
    </style:style>
    <style:style style:name="t1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5" style:family="table">
      <style:table-properties style:width="16.969cm" table:align="center" style:may-break-between-rows="false" style:writing-mode="lr-tb"/>
    </style:style>
    <style:style style:name="t15.A" style:family="table-column">
      <style:table-column-properties style:column-width="2.087cm"/>
    </style:style>
    <style:style style:name="t15.B" style:family="table-column">
      <style:table-column-properties style:column-width="1.591cm"/>
    </style:style>
    <style:style style:name="t15.H" style:family="table-column">
      <style:table-column-properties style:column-width="1.778cm"/>
    </style:style>
    <style:style style:name="t15.J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style:vertical-align="bottom"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C3" style:family="table-cell">
      <style:table-cell-properties fo:padding="0.051cm" fo:border-left="0.002cm solid #000000" fo:border-right="none" fo:border-top="none" fo:border-bottom="0.002cm solid #000000"/>
    </style:style>
    <style:style style:name="t15.4" style:family="table-row">
      <style:table-row-properties style:min-row-height="0.679cm"/>
    </style:style>
    <style:style style:name="t1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5.5" style:family="table-row">
      <style:table-row-properties style:min-row-height="0.598cm"/>
    </style:style>
    <style:style style:name="t1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5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5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6" style:family="table">
      <style:table-properties style:width="16.969cm" table:align="center" style:may-break-between-rows="false" style:writing-mode="lr-tb"/>
    </style:style>
    <style:style style:name="t26.A" style:family="table-column">
      <style:table-column-properties style:column-width="2.087cm"/>
    </style:style>
    <style:style style:name="t26.B" style:family="table-column">
      <style:table-column-properties style:column-width="1.591cm"/>
    </style:style>
    <style:style style:name="t26.H" style:family="table-column">
      <style:table-column-properties style:column-width="1.778cm"/>
    </style:style>
    <style:style style:name="t26.J" style:family="table-column">
      <style:table-column-properties style:column-width="1.78cm"/>
    </style:style>
    <style:style style:name="t26.1" style:family="table-row">
      <style:table-row-properties style:min-row-height="0.778cm"/>
    </style:style>
    <style:style style:name="t26.A1" style:family="table-cell">
      <style:table-cell-properties style:vertical-align="bottom" fo:padding="0.097cm" fo:border="none"/>
    </style:style>
    <style:style style:name="t26.2" style:family="table-row">
      <style:table-row-properties style:min-row-height="1.45cm"/>
    </style:style>
    <style:style style:name="t2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6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6.3" style:family="table-row">
      <style:table-row-properties style:min-row-height="0.67cm"/>
    </style:style>
    <style:style style:name="t26.C3" style:family="table-cell">
      <style:table-cell-properties fo:padding="0.051cm" fo:border-left="0.002cm solid #000000" fo:border-right="none" fo:border-top="none" fo:border-bottom="0.002cm solid #000000"/>
    </style:style>
    <style:style style:name="t26.4" style:family="table-row">
      <style:table-row-properties style:min-row-height="0.679cm"/>
    </style:style>
    <style:style style:name="t26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6.5" style:family="table-row">
      <style:table-row-properties style:min-row-height="0.598cm"/>
    </style:style>
    <style:style style:name="t2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6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 style:writing-mode="lr-tb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295cm"/>
    </style:style>
    <style:style style:name="t19.H" style:family="table-column">
      <style:table-column-properties style:column-width="1.778cm"/>
    </style:style>
    <style:style style:name="t19.K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style:vertical-align="bottom"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51cm" fo:border-left="0.002cm solid #000000" fo:border-right="none" fo:border-top="none" fo:border-bottom="0.002cm solid #000000"/>
    </style:style>
    <style:style style:name="t19.4" style:family="table-row">
      <style:table-row-properties style:min-row-height="0.757cm"/>
    </style:style>
    <style:style style:name="t19.5" style:family="table-row">
      <style:table-row-properties style:min-row-height="0.598cm"/>
    </style:style>
    <style:style style:name="t1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9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9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 style:writing-mode="lr-tb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style:vertical-align="bottom"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0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.051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0.5" style:family="table-row">
      <style:table-row-properties style:min-row-height="0.598cm"/>
    </style:style>
    <style:style style:name="t20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0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20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0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0.B9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20.C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 style:writing-mode="lr-tb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591cm"/>
    </style:style>
    <style:style style:name="t21.H" style:family="table-column">
      <style:table-column-properties style:column-width="1.778cm"/>
    </style:style>
    <style:style style:name="t21.J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style:vertical-align="bottom"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1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C3" style:family="table-cell">
      <style:table-cell-properties fo:padding="0.051cm" fo:border-left="0.002cm solid #000000" fo:border-right="none" fo:border-top="none" fo:border-bottom="0.002cm solid #000000"/>
    </style:style>
    <style:style style:name="t21.4" style:family="table-row">
      <style:table-row-properties style:min-row-height="0.868cm"/>
    </style:style>
    <style:style style:name="t21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1.5" style:family="table-row">
      <style:table-row-properties style:min-row-height="0.598cm"/>
    </style:style>
    <style:style style:name="t2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1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1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1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2" style:family="table">
      <style:table-properties style:width="16.969cm" table:align="center" style:may-break-between-rows="false" style:writing-mode="lr-tb"/>
    </style:style>
    <style:style style:name="t22.A" style:family="table-column">
      <style:table-column-properties style:column-width="2.087cm"/>
    </style:style>
    <style:style style:name="t22.B" style:family="table-column">
      <style:table-column-properties style:column-width="1.295cm"/>
    </style:style>
    <style:style style:name="t22.H" style:family="table-column">
      <style:table-column-properties style:column-width="1.778cm"/>
    </style:style>
    <style:style style:name="t22.K" style:family="table-column">
      <style:table-column-properties style:column-width="1.78cm"/>
    </style:style>
    <style:style style:name="t22.1" style:family="table-row">
      <style:table-row-properties style:min-row-height="0.778cm"/>
    </style:style>
    <style:style style:name="t22.A1" style:family="table-cell">
      <style:table-cell-properties style:vertical-align="bottom" fo:padding="0.097cm" fo:border="none"/>
    </style:style>
    <style:style style:name="t22.2" style:family="table-row">
      <style:table-row-properties style:min-row-height="1.45cm"/>
    </style:style>
    <style:style style:name="t2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2.3" style:family="table-row">
      <style:table-row-properties style:min-row-height="0.67cm"/>
    </style:style>
    <style:style style:name="t22.D3" style:family="table-cell">
      <style:table-cell-properties fo:padding="0.051cm" fo:border-left="0.002cm solid #000000" fo:border-right="none" fo:border-top="none" fo:border-bottom="0.002cm solid #000000"/>
    </style:style>
    <style:style style:name="t22.4" style:family="table-row">
      <style:table-row-properties style:min-row-height="0.757cm"/>
    </style:style>
    <style:style style:name="t22.5" style:family="table-row">
      <style:table-row-properties style:min-row-height="0.598cm"/>
    </style:style>
    <style:style style:name="t2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2.A10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2.B10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97cm" fo:border="none"/>
    </style:style>
    <style:style style:name="Таблица1.A2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cm" fo:margin-bottom="0cm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cm" fo:margin-bottom="0cm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1cm" fo:margin-right="0cm" fo:text-indent="0cm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cm" fo:margin-bottom="0.212cm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71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2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3" style:family="paragraph" style:parent-style-name="Standard" style:list-style-name="WW8Num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4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Heading_20_2">
      <style:text-properties style:font-name="Arial" fo:font-size="10pt" style:font-size-asian="10pt" style:font-size-complex="10pt"/>
    </style:style>
    <style:style style:name="P76" style:family="paragraph" style:parent-style-name="Heading_20_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style:font-name-complex="Symbol1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style:font-name-asian="Times New Roman" style:font-name-complex="Times New Roman"/>
    </style:style>
    <style:style style:name="T23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4" style:family="text">
      <style:text-properties fo:color="#ffffff" style:text-underline-style="solid" style:text-underline-width="auto" style:text-underline-color="font-color"/>
    </style:style>
    <style:style style:name="T25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text-underline-style="none"/>
    </style:style>
    <style:style style:name="T28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9" style:family="text">
      <style:text-properties style:text-position="super 58%" style:text-underline-style="solid" style:text-underline-width="auto" style:text-underline-color="font-color"/>
    </style:style>
    <style:style style:name="T30" style:family="text">
      <style:text-properties style:text-position="super 58%" fo:language="ru" fo:country="RU" style:font-name-asian="Times New Roman" style:font-name-complex="Times New Roman"/>
    </style:style>
    <style:style style:name="T31" style:family="text">
      <style:text-properties style:text-position="super 58%" fo:language="ru" fo:country="RU" style:font-name-asian="Times New Roman" style:font-name-complex="Times New Roman1"/>
    </style:style>
    <style:style style:name="T32" style:family="text">
      <style:text-properties style:text-position="super 58%" fo:language="ru" fo:country="RU" fo:font-style="normal" style:font-style-asian="normal" style:font-style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name-complex="Symbol" style:font-style-complex="italic"/>
    </style:style>
    <style:style style:name="T35" style:family="text">
      <style:text-properties fo:font-style="italic" style:font-name-asian="Times New Roman" style:font-style-asian="italic" style:font-name-complex="Times New Roman" style:font-style-complex="italic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0" style:family="text">
      <style:text-properties style:text-position="sub 58%" fo:language="en" fo:country="US" style:font-name-asian="Times New Roman" style:font-name-complex="Times New Roman"/>
    </style:style>
    <style:style style:name="T41" style:family="text">
      <style:text-properties style:text-position="sub 58%" fo:language="en" fo:country="US" style:font-name-complex="Tahoma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4" style:family="text">
      <style:text-properties style:text-position="sub 58%" fo:language="ru" fo:country="RU"/>
    </style:style>
    <style:style style:name="T45" style:family="text">
      <style:text-properties style:text-position="sub 58%" fo:language="ru" fo:country="RU" fo:font-style="normal" style:font-style-asian="normal" style:font-style-complex="normal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background-color="transparent"/>
    </style:style>
    <style:style style:name="T48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9" style:family="text">
      <style:text-properties fo:language="ru" fo:country="RU" style:font-name-complex="Times New Roman"/>
    </style:style>
    <style:style style:name="T50" style:family="text">
      <style:text-properties fo:language="ru" fo:country="RU" fo:font-weight="normal" style:font-weight-asian="normal" style:font-weight-complex="normal"/>
    </style:style>
    <style:style style:name="T51" style:family="text">
      <style:text-properties fo:language="ru" fo:country="RU" fo:font-style="italic" style:font-style-asian="italic" style:font-style-complex="italic"/>
    </style:style>
    <style:style style:name="T52" style:family="text">
      <style:text-properties fo:language="ru" fo:country="RU" style:font-name-asian="Times New Roman" style:font-name-complex="Times New Roman1"/>
    </style:style>
    <style:style style:name="T53" style:family="text">
      <style:text-properties fo:language="ru" fo:country="RU" style:font-name-asian="Times New Roman" style:font-name-complex="Times New Roman"/>
    </style:style>
    <style:style style:name="T54" style:family="text">
      <style:text-properties fo:language="ru" fo:country="RU" fo:font-style="normal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text-position="0% 100%"/>
    </style:style>
    <style:style style:name="T57" style:family="text">
      <style:text-properties style:text-position="0% 100%" style:font-name-asian="Times New Roman" style:font-name-complex="Times New Roman"/>
    </style:style>
    <style:style style:name="T58" style:family="text">
      <style:text-properties style:text-position="0% 100%" style:text-underline-style="none"/>
    </style:style>
    <style:style style:name="T59" style:family="text">
      <style:text-properties style:text-position="0% 100%" fo:language="ru" fo:country="RU"/>
    </style:style>
    <style:style style:name="T60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61" style:family="text">
      <style:text-properties style:text-position="0% 100%" fo:language="ru" fo:country="RU" style:font-name-asian="Times New Roman" style:font-name-complex="Times New Roman1"/>
    </style:style>
    <style:style style:name="T62" style:family="text">
      <style:text-properties style:text-position="0% 100%" fo:language="ru" fo:country="RU" style:font-name-asian="Times New Roman" style:font-name-complex="Times New Roman"/>
    </style:style>
    <style:style style:name="T63" style:family="text">
      <style:text-properties style:text-position="0% 100%" fo:language="en" fo:country="US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7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8" style:family="text">
      <style:text-properties style:text-position="0% 100%" fo:language="en" fo:country="US" style:font-name-complex="Symbol"/>
    </style:style>
    <style:style style:name="T69" style:family="text">
      <style:text-properties style:text-position="0% 100%" fo:font-style="italic" style:font-style-asian="italic" style:font-name-complex="Symbol" style:font-style-complex="italic"/>
    </style:style>
    <style:style style:name="T70" style:family="text">
      <style:text-properties style:font-name-complex="Tahoma"/>
    </style:style>
    <style:style style:name="T71" style:family="text">
      <style:text-properties style:use-window-font-color="true"/>
    </style:style>
    <style:style style:name="T7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1" style:family="text">
      <style:text-properties style:use-window-font-color="true" style:text-position="super 58%"/>
    </style:style>
    <style:style style:name="T8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per 58%" fo:language="en" fo:country="US"/>
    </style:style>
    <style:style style:name="T85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6" style:family="text">
      <style:text-properties style:use-window-font-color="true" style:text-position="0% 100%"/>
    </style:style>
    <style:style style:name="T87" style:family="text">
      <style:text-properties style:use-window-font-color="true" style:text-position="0% 100%" fo:language="ru" fo:country="RU" style:font-name-complex="Times New Roman"/>
    </style:style>
    <style:style style:name="T88" style:family="text">
      <style:text-properties style:use-window-font-color="true" style:text-position="0% 100%" fo:language="en" fo:country="US"/>
    </style:style>
    <style:style style:name="T89" style:family="text">
      <style:text-properties style:use-window-font-color="true" style:text-position="0% 100%" fo:language="en" fo:country="US" style:font-name-asian="Symbol" style:font-name-complex="Symbol"/>
    </style:style>
    <style:style style:name="T90" style:family="text">
      <style:text-properties style:use-window-font-color="true" style:text-position="0% 100%" fo:language="en" fo:country="US" style:font-name-complex="Times New Roman"/>
    </style:style>
    <style:style style:name="T91" style:family="text">
      <style:text-properties style:use-window-font-color="true" style:text-position="0% 100%" fo:language="en" fo:country="US" style:font-name-complex="Symbol"/>
    </style:style>
    <style:style style:name="T92" style:family="text">
      <style:text-properties style:use-window-font-color="true" style:text-position="0% 100%" style:font-name-complex="Times New Roman"/>
    </style:style>
    <style:style style:name="T93" style:family="text">
      <style:text-properties style:use-window-font-color="true" style:text-underline-style="solid" style:text-underline-width="auto" style:text-underline-color="font-color"/>
    </style:style>
    <style:style style:name="T94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5" style:family="text">
      <style:text-properties style:use-window-font-color="true" fo:language="en" fo:country="US" style:font-name-complex="Symbol"/>
    </style:style>
    <style:style style:name="T96" style:family="text">
      <style:text-properties style:font-name-asian="Times New Roman"/>
    </style:style>
    <style:style style:name="T97" style:family="text">
      <style:text-properties style:font-name-asian="Times New Roman" style:font-name-complex="Times New Roman"/>
    </style:style>
    <style:style style:name="T98" style:family="text">
      <style:text-properties style:font-name-complex="Symbol"/>
    </style:style>
    <style:style style:name="T99" style:family="text">
      <style:text-properties style:font-name-complex="Arial"/>
    </style:style>
    <style:style style:name="T100" style:family="text">
      <style:text-properties fo:background-color="transparent"/>
    </style:style>
    <style:style style:name="T101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2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5" style:family="text">
      <style:text-properties fo:font-size="10pt" fo:language="en" fo:country="US" style:font-size-asian="10pt" style:font-name-complex="Arial"/>
    </style:style>
    <style:style style:name="T106" style:family="text">
      <style:text-properties fo:font-size="10pt" fo:language="en" fo:country="US" style:font-size-asian="10pt" style:font-name-complex="Arial" style:font-size-complex="10pt"/>
    </style:style>
    <style:style style:name="T107" style:family="text">
      <style:text-properties fo:font-size="10pt" style:font-size-asian="10pt" style:font-name-complex="Arial"/>
    </style:style>
    <style:style style:name="T108" style:family="text">
      <style:text-properties fo:font-size="10pt" style:font-size-asian="10pt" style:font-name-complex="Arial" style:font-size-complex="10pt"/>
    </style:style>
    <style:style style:name="T10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1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11" style:family="text">
      <style:text-properties fo:font-size="10pt" fo:language="ru" fo:country="RU" style:font-size-asian="10pt" style:font-name-complex="Arial"/>
    </style:style>
    <style:style style:name="T112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13" style:family="text">
      <style:text-properties fo:color="#000000" fo:language="en" fo:country="US" fo:font-weight="normal" style:font-weight-asian="normal" style:font-weight-complex="normal"/>
    </style:style>
    <style:style style:name="T114" style:family="text">
      <style:text-properties fo:color="#000000" fo:language="ru" fo:country="RU" fo:font-weight="normal" style:font-weight-asian="normal" style:font-weight-complex="normal"/>
    </style:style>
    <style:style style:name="T115" style:family="text">
      <style:text-properties fo:color="#000000" fo:font-weight="normal" style:font-weight-asian="normal" style:font-weight-complex="normal"/>
    </style:style>
    <style:style style:name="T116" style:family="text">
      <style:text-properties style:font-name-complex="Times New Roman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119" style:family="text">
      <style:text-properties fo:color="#ff3333"/>
    </style:style>
    <style:style style:name="T120" style:family="text">
      <style:text-properties fo:color="#ff3333" fo:language="ru" fo:country="RU"/>
    </style:style>
    <style:style style:name="T121" style:family="text">
      <style:text-properties fo:color="#ff3333" style:text-position="0% 100%" fo:language="en" fo:country="US" style:font-name-complex="Symbol"/>
    </style:style>
    <style:style style:name="T122" style:family="text">
      <style:text-properties fo:color="#ff3333"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30">ПРОТОКОЛ ПРОВЕРКИ</text:p>
      <text:p text:style-name="P36"/>
      <text:p text:style-name="P40"><text:span text:style-name="T107">Тип: </text:span><text:span text:style-name="T109">Дозиметр-ради</text:span><text:span text:style-name="T103">ометр МКС-AT1117М</text:span><text:span text:style-name="T118"><text:tab/></text:span><text:span text:style-name="T112">Дата проверки:</text:span><text:span text:style-name="T110"> </text:span><text:span text:style-name="T104">$date </text:span><text:span text:style-name="T110">г.</text:span></text:p>
      <text:p text:style-name="P38"/>
      <text:p text:style-name="P35"><text:span text:style-name="T107">з/н: </text:span><text:span text:style-name="T103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6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6">ДКГ-03</text:span>: <text:span text:style-name="T5">30</text:span>.0 <text:span text:style-name="T46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6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6">ДКГ-0</text:span><text:span text:style-name="T5">5</text:span>: <text:span text:style-name="T5">30</text:span>.0 <text:span text:style-name="T46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6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6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6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6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6">ДКР-01</text:span>: 0.0<text:span text:style-name="T5">5</text:span> мкЗв/ч – <text:span text:style-name="T5">100</text:span> <text:span text:style-name="T46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96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19"></text:span> 0.1 – 10<text:span text:style-name="T26">5</text:span> мин<text:span text:style-name="T26">-1</text:span><text:span text:style-name="T19"></text:span>см<text:span text:style-name="T26">-2</text:span><text:span text:style-name="T56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71">БДПА-02: </text:span><text:span text:style-name="T94"></text:span><text:span text:style-name="T93"> 0.05 <text:s/>– 5</text:span><text:span text:style-name="T94"></text:span><text:span text:style-name="T93">10</text:span><text:span text:style-name="T85">4</text:span><text:span text:style-name="T3"> </text:span><text:span text:style-name="T93">мин</text:span><text:span text:style-name="T85">-1</text:span><text:span text:style-name="T94"></text:span><text:span text:style-name="T93">см</text:span><text:span text:style-name="T85">-2</text:span><text:span text:style-name="T93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7"></text:span><text:span text:style-name="T3"> 0.05 <text:s/>– </text:span><text:span text:style-name="T10">2</text:span><text:span text:style-name="T17"></text:span><text:span text:style-name="T3">10</text:span><text:span text:style-name="T29">4</text:span><text:span text:style-name="T3"> мин</text:span><text:span text:style-name="T29">-1</text:span><text:span text:style-name="T17"></text:span><text:span text:style-name="T3">см</text:span><text:span text:style-name="T29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0"></text:span> 2.4 – 10<text:span text:style-name="T26">6</text:span> мин<text:span text:style-name="T26">-1</text:span><text:span text:style-name="T20"></text:span>см<text:span text:style-name="T26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19"></text:span> 1 –5<text:span text:style-name="T19"></text:span>10<text:span text:style-name="T26">5</text:span> мин<text:span text:style-name="T26">-1</text:span><text:span text:style-name="T19"></text:span>см<text:span text:style-name="T26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71">БДПБ-02: </text:span><text:span text:style-name="T95"> </text:span><text:span text:style-name="T86">0.5 <text:s/>– 1.5</text:span><text:span text:style-name="T91"></text:span><text:span text:style-name="T86">10</text:span><text:span text:style-name="T81">5</text:span><text:span text:style-name="T56"> </text:span><text:span text:style-name="T86">мин</text:span><text:span text:style-name="T81">-1</text:span><text:span text:style-name="T91"></text:span><text:span text:style-name="T86">см</text:span><text:span text:style-name="T81">-2</text:span><text:span text:style-name="T86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19"> </text:span><text:span text:style-name="T56">0.5 <text:s/>– </text:span><text:span text:style-name="T63">0</text:span><text:span text:style-name="T56">.5</text:span><text:span text:style-name="T68"></text:span><text:span text:style-name="T56">10</text:span><text:span text:style-name="T26">5</text:span><text:span text:style-name="T56"> мин</text:span><text:span text:style-name="T26">-1</text:span><text:span text:style-name="T68"></text:span><text:span text:style-name="T56">см</text:span><text:span text:style-name="T26">-2</text:span><text:span text:style-name="T56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0"></text:span> 6.0 – 10<text:span text:style-name="T26">6</text:span> мин<text:span text:style-name="T26">-1</text:span><text:span text:style-name="T20"></text:span>см<text:span text:style-name="T27">-2</text:span><text:span text:style-name="T5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6">ДКН-01</text:span>: 0.1 – 10<text:span text:style-name="T26">4</text:span> с<text:span text:style-name="T26">-1</text:span>см<text:span text:style-name="T26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<text:span text:style-name="T119">Б</text:span><text:span text:style-name="T120">ДКН-05</text:span><text:span text:style-name="T119">: 0.1 – 2</text:span><text:span text:style-name="T121"></text:span><text:span text:style-name="T119">10</text:span><text:span text:style-name="T122">3</text:span><text:span text:style-name="T119"> с</text:span><text:span text:style-name="T122">-1</text:span><text:span text:style-name="T119">см</text:span><text:span text:style-name="T122">-2</text:span><text:span text:style-name="T26">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6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5">03: ± </text:span><text:span text:style-name="T25">20</text:span><text:span text:style-name="T25"> %</text:span><text:span text:style-name="T25">БД</text:span></text:p>
      <text:p text:style-name="P35"><text:span text:style-name="T108">Относительная погр</text:span><text:span text:style-name="T106">e</text:span><text:span text:style-name="T108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6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6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6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6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6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6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6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6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6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6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6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5" text:outline-level="2"><text:span text:style-name="T49">БДПС</text:span><text:span text:style-name="T116">-02: </text:span><text:span text:style-name="T12"> </text:span><text:span text:style-name="T13">2,4 – 30 </text:span><text:span text:style-name="T48">мин</text:span><text:span text:style-name="T28">-1</text:span><text:span text:style-name="T12"> </text:span><text:span text:style-name="T48">см</text:span><text:span text:style-name="T28">- 2 <text:s/></text:span><text:span text:style-name="T64">–</text:span><text:span text:style-name="T28"> <text:s/></text:span><text:span text:style-name="T65">± 30 %</text:span></text:h>
            <text:p text:style-name="P58"><text:span text:style-name="T66"> </text:span><text:span text:style-name="T64">30 <text:s/>– <text:s text:c="2"/>10</text:span><text:span text:style-name="T28">6</text:span><text:span text:style-name="T64"> </text:span><text:span text:style-name="T60">мин</text:span><text:span text:style-name="T28">-1</text:span><text:span text:style-name="T66"> </text:span><text:span text:style-name="T60">см</text:span><text:span text:style-name="T28">- 2 <text:s/></text:span><text:span text:style-name="T64">–</text:span><text:span text:style-name="T28"> <text:s/></text:span><text:span text:style-name="T65">± 20 %</text:span></text:p>
            <text:list xml:id="list3897062262779459023" text:style-name="WW8Num2">
              <text:list-item>
                <text:p text:style-name="P73"><text:span text:style-name="T14"></text:span><text:span text:style-name="T15"> </text:span><text:span text:style-name="T13">6 – 10</text:span><text:span text:style-name="T28">6</text:span><text:span text:style-name="T13"> </text:span><text:span text:style-name="T48">мин</text:span><text:span text:style-name="T28">-1</text:span><text:span text:style-name="T12"></text:span><text:span text:style-name="T13"> </text:span><text:span text:style-name="T48">см</text:span><text:span text:style-name="T28">- 2 <text:s text:c="2"/></text:span><text:span text:style-name="T64">–</text:span><text:span text:style-name="T28"> <text:s/></text:span><text:span text:style-name="T65">± 20 %</text:span></text:p>
              </text:list-item>
            </text:list>
            <text:h text:style-name="P76" text:outline-level="2"><text:span text:style-name="T89"> </text:span><text:span text:style-name="T90">0.10 </text:span><text:span text:style-name="T91"></text:span><text:span text:style-name="T87">Зв</text:span><text:span text:style-name="T90">/</text:span><text:span text:style-name="T87">ч</text:span><text:span text:style-name="T90"> – 30 </text:span><text:span text:style-name="T87">м</text:span><text:span text:style-name="T90">Sv/h</text:span><text:span text:style-name="T84"> <text:s/></text:span><text:span text:style-name="T88">–</text:span><text:span text:style-name="T84"> <text:s/></text:span><text:span text:style-name="T92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105">- <text:s/></text:span><text:span text:style-name="T107">Температура окружающего воздуха<text:tab/><text:tab/><text:tab/>+</text:span><text:span text:style-name="T105">$temp</text:span><text:span text:style-name="T107"> °</text:span><text:span text:style-name="T105">C</text:span></text:p>
      <text:p text:style-name="P60"><text:span text:style-name="T105">- <text:s/></text:span><text:span text:style-name="T107">Атмосферное давление<text:tab/><text:tab/><text:tab/><text:tab/>98,5 </text:span><text:span text:style-name="T105">kPa</text:span></text:p>
      <text:p text:style-name="P60"><text:span text:style-name="T105">- <text:s/></text:span><text:span text:style-name="T107">Относительная влажность воздуха<text:tab/><text:tab/><text:tab/></text:span><text:span text:style-name="T105">$vlag</text:span><text:span text:style-name="T107"> %</text:span></text:p>
      <text:p text:style-name="P60"><text:span text:style-name="T105">- <text:s/></text:span><text:span text:style-name="T107">Радиационный фон<text:tab/><text:tab/><text:tab/><text:tab/><text:tab/></text:span><text:span text:style-name="T105">$bground</text:span><text:span text:style-name="T107"> </text:span><text:span text:style-name="T111">н</text:span><text:span text:style-name="T107">Зв/ч</text:span></text:p>
      <text:p text:style-name="P4"><text:span text:style-name="Знак_20_примечания"><text:span text:style-name="T23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8">$facility_110</text:span><text:span text:style-name="T117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8">$facility_1</text:span><text:span text:style-name="T50">3</text:span><text:span text:style-name="T18">0</text:span><text:span text:style-name="T117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13">$facility_1</text:span><text:span text:style-name="T114">4</text:span><text:span text:style-name="T113">0</text:span><text:span text:style-name="T115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8">$facility_alpha</text:span><text:span text:style-name="T117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6">- </text:span><text:span text:style-name="T18">$facility_beta</text:span><text:span text:style-name="T50">;</text:span><text:span text:style-name="T24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101">БОИ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6">контроль-ной</text:span> точке <text:span text:style-name="T33">Ḣ</text:span><text:span text:style-name="T38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6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3">H</text:span><text:span text:style-name="T36">1</text:span></text:p>
          </table:table-cell>
          <table:table-cell table:style-name="t16.D3" office:value-type="string">
            <text:p text:style-name="P34"><text:span text:style-name="T6">H</text:span><text:span text:style-name="T36">2</text:span></text:p>
          </table:table-cell>
          <table:table-cell table:style-name="t16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6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6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6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6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101">БОИ-2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7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3">H</text:span><text:span text:style-name="T36">1</text:span></text:p>
          </table:table-cell>
          <table:table-cell table:style-name="t17.D3" office:value-type="string">
            <text:p text:style-name="P34"><text:span text:style-name="T6">H</text:span><text:span text:style-name="T36">2</text:span></text:p>
          </table:table-cell>
          <table:table-cell table:style-name="t17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6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6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6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6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101">БОИ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6">контроль-ной</text:span> точке, <text:span text:style-name="T33">Ḣ</text:span><text:span text:style-name="T38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3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3">H</text:span><text:span text:style-name="T36">1</text:span></text:p>
          </table:table-cell>
          <table:table-cell table:style-name="t23.D3" office:value-type="string">
            <text:p text:style-name="P34"><text:span text:style-name="T6">H</text:span><text:span text:style-name="T36">2</text:span></text:p>
          </table:table-cell>
          <table:table-cell table:style-name="t23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6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6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6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6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6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101">БОИ-2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4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3">H</text:span><text:span text:style-name="T36">1</text:span></text:p>
          </table:table-cell>
          <table:table-cell table:style-name="t24.D3" office:value-type="string">
            <text:p text:style-name="P34"><text:span text:style-name="T6">H</text:span><text:span text:style-name="T36">2</text:span></text:p>
          </table:table-cell>
          <table:table-cell table:style-name="t24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6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6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6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6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6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101">БОИ-4 (</text:span><text:span text:style-name="T102"></text:span><text:span text:style-name="T10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8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3">H</text:span><text:span text:style-name="T36">1</text:span></text:p>
          </table:table-cell>
          <table:table-cell table:style-name="t18.D3" office:value-type="string">
            <text:p text:style-name="P34"><text:span text:style-name="T6">H</text:span><text:span text:style-name="T36">2</text:span></text:p>
          </table:table-cell>
          <table:table-cell table:style-name="t18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6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6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6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6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1">БДК</text:span><text:span text:style-name="T4">Г</text:span><text:span text:style-name="T11">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3">H</text:span><text:span text:style-name="T36">1</text:span></text:p>
          </table:table-cell>
          <table:table-cell table:style-name="t1.D3" office:value-type="string">
            <text:p text:style-name="P34"><text:span text:style-name="T6">H</text:span><text:span text:style-name="T36">2</text:span></text:p>
          </table:table-cell>
          <table:table-cell table:style-name="t1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6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1">БДКГ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3">H</text:span><text:span text:style-name="T36">1</text:span></text:p>
          </table:table-cell>
          <table:table-cell table:style-name="t2.D3" office:value-type="string">
            <text:p text:style-name="P34"><text:span text:style-name="T6">H</text:span><text:span text:style-name="T36">2</text:span></text:p>
          </table:table-cell>
          <table:table-cell table:style-name="t2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6">240</text:span> <text:span text:style-name="T46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1">БДКГ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3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3">H</text:span><text:span text:style-name="T36">1</text:span></text:p>
          </table:table-cell>
          <table:table-cell table:style-name="t3.D3" office:value-type="string">
            <text:p text:style-name="P34"><text:span text:style-name="T6">H</text:span><text:span text:style-name="T36">2</text:span></text:p>
          </table:table-cell>
          <table:table-cell table:style-name="t3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6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1">БДКГ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4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3">H</text:span><text:span text:style-name="T36">1</text:span></text:p>
          </table:table-cell>
          <table:table-cell table:style-name="t4.D3" office:value-type="string">
            <text:p text:style-name="P34"><text:span text:style-name="T6">H</text:span><text:span text:style-name="T36">2</text:span></text:p>
          </table:table-cell>
          <table:table-cell table:style-name="t4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1">БДКГ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5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3">H</text:span><text:span text:style-name="T36">1</text:span></text:p>
          </table:table-cell>
          <table:table-cell table:style-name="t5.D3" office:value-type="string">
            <text:p text:style-name="P34"><text:span text:style-name="T6">H</text:span><text:span text:style-name="T36">2</text:span></text:p>
          </table:table-cell>
          <table:table-cell table:style-name="t5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1">БДКГ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6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3">H</text:span><text:span text:style-name="T36">1</text:span></text:p>
          </table:table-cell>
          <table:table-cell table:style-name="t6.D3" office:value-type="string">
            <text:p text:style-name="P34"><text:span text:style-name="T6">H</text:span><text:span text:style-name="T36">2</text:span></text:p>
          </table:table-cell>
          <table:table-cell table:style-name="t6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1">БДКГ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7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3">H</text:span><text:span text:style-name="T36">1</text:span></text:p>
          </table:table-cell>
          <table:table-cell table:style-name="t7.D3" office:value-type="string">
            <text:p text:style-name="P34"><text:span text:style-name="T6">H</text:span><text:span text:style-name="T36">2</text:span></text:p>
          </table:table-cell>
          <table:table-cell table:style-name="t7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6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1">БДКГ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6">кермы в воздухе</text:span>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8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3">H</text:span><text:span text:style-name="T36">1</text:span></text:p>
          </table:table-cell>
          <table:table-cell table:style-name="t8.D3" office:value-type="string">
            <text:p text:style-name="P34"><text:span text:style-name="T6">H</text:span><text:span text:style-name="T36">2</text:span></text:p>
          </table:table-cell>
          <table:table-cell table:style-name="t8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6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6">7</text:span> мк<text:span text:style-name="T46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6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6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6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6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6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6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1">БДКГ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9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3">H</text:span><text:span text:style-name="T36">1</text:span></text:p>
          </table:table-cell>
          <table:table-cell table:style-name="t9.D3" office:value-type="string">
            <text:p text:style-name="P34"><text:span text:style-name="T6">H</text:span><text:span text:style-name="T36">2</text:span></text:p>
          </table:table-cell>
          <table:table-cell table:style-name="t9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6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6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6">0</text:span>,<text:span text:style-name="T46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1">БДКН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4"></text:span><text:span text:style-name="T42">0</text:span><text:span text:style-name="T38">i</text:span> ,<text:line-break/>с<text:span text:style-name="T26">-1</text:span>см<text:span text:style-name="T26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8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8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</text:span><text:span text:style-name="T38">0i</text:span><text:span text:style-name="T5">=235</text:span></text:p>
            <text:p text:style-name="P63">210<text:span text:style-name="T26">2</text:span> - 10<text:span text:style-name="T26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</text:span><text:span text:style-name="T38">0i</text:span><text:span text:style-name="T5">=986</text:span></text:p>
            <text:p text:style-name="P63">210<text:span text:style-name="T26">3</text:span> - 10<text:span text:style-name="T26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4"></text:span><text:span text:style-name="T42">0</text:span><text:span text:style-name="T38">i</text:span>, с<text:span text:style-name="T26">-1</text:span>см<text:span text:style-name="T26">-2 </text:span><text:span text:style-name="T56">,</text:span>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4"></text:span><text:span text:style-name="T38">i</text:span>, с<text:span text:style-name="T26">-1</text:span>см<text:span text:style-name="T26">-2</text:span></text:p>
          </table:table-cell>
          <table:table-cell table:style-name="t10.B3" office:value-type="string">
            <text:p text:style-name="P50">$<text:span text:style-name="T46">10</text:span>-00</text:p>
          </table:table-cell>
          <table:table-cell table:style-name="t10.B3" office:value-type="string">
            <text:p text:style-name="P50">$<text:span text:style-name="T46">10</text:span>-01</text:p>
          </table:table-cell>
          <table:table-cell table:style-name="t10.B3" office:value-type="string">
            <text:p text:style-name="P50">$<text:span text:style-name="T46">10</text:span>-02</text:p>
          </table:table-cell>
          <table:table-cell table:style-name="t10.B3" office:value-type="string">
            <text:p text:style-name="P50">$<text:span text:style-name="T46">10</text:span>-03</text:p>
          </table:table-cell>
          <table:table-cell table:style-name="t10.F3" office:value-type="string">
            <text:p text:style-name="P50">$<text:span text:style-name="T46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4"></text:span><text:span text:style-name="T39">np</text:span><text:span text:style-name="T38">i</text:span>, <text:span text:style-name="T36">с</text:span><text:span text:style-name="T26">-1</text:span><text:span text:style-name="T36">см</text:span><text:span text:style-name="T26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70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70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55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6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1">БДК</text:span><text:span text:style-name="T4">Н</text:span><text:span text:style-name="T11">-03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6">Мощность дозы</text:span> в поверяемой точке</text:p>
            <text:p text:style-name="P57"><text:span text:style-name="T72">H*</text:span><text:span text:style-name="T77">oi</text:span><text:span text:style-name="T75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72">H</text:span><text:span text:style-name="T82">*</text:span><text:span text:style-name="T77">oi</text:span><text:span text:style-name="T75">(10)</text:span><text:span text:style-name="T5">=</text:span><text:span text:style-name="T46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72">H</text:span><text:span text:style-name="T82">*</text:span><text:span text:style-name="T77">oi</text:span><text:span text:style-name="T75">(10)</text:span><text:span text:style-name="T5">=</text:span><text:span text:style-name="T46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72">H</text:span><text:span text:style-name="T82">*</text:span><text:span text:style-name="T77">oi</text:span><text:span text:style-name="T75">(10)</text:span><text:span text:style-name="T5">=</text:span><text:span text:style-name="T46">330</text:span></text:p>
            <text:p text:style-name="P65">2<text:span text:style-name="T97">·</text:span>10<text:span text:style-name="T26">2</text:span>-10<text:span text:style-name="T26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72">H</text:span><text:span text:style-name="T82">*</text:span><text:span text:style-name="T77">oi</text:span><text:span text:style-name="T75">(10)</text:span><text:span text:style-name="T5">=</text:span><text:span text:style-name="T46">1460</text:span></text:p>
            <text:p text:style-name="P65">2<text:span text:style-name="T97">·</text:span>10<text:span text:style-name="T26">3</text:span>-10<text:span text:style-name="T26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73">H</text:span><text:span text:style-name="T83">*</text:span><text:span text:style-name="T78">i</text:span><text:span text:style-name="T76">(10) мкЗв/ч, </text:span><text:span text:style-name="T57">±δ</text:span><text:span text:style-name="T36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74">H</text:span><text:span text:style-name="T83">*</text:span><text:span text:style-name="T78">i</text:span><text:span text:style-name="T76">(10) мкЗв/ч</text:span></text:p>
          </table:table-cell>
          <table:table-cell table:style-name="t11.B4" office:value-type="string">
            <text:p text:style-name="P50">$<text:span text:style-name="T46">1</text:span>1-00</text:p>
          </table:table-cell>
          <table:table-cell table:style-name="t11.B4" office:value-type="string">
            <text:p text:style-name="P50">$<text:span text:style-name="T46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6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73">H</text:span><text:span text:style-name="T83">*</text:span><text:span text:style-name="T79">пр</text:span><text:span text:style-name="T80">i</text:span><text:span text:style-name="T76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5">θ</text:span><text:span text:style-name="T43">пр</text:span><text:span text:style-name="T40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70">Δ</text:span><text:span text:style-name="T41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55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6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74">Определение чувствительности к прямому нейтронному излучению БДКН-05 зав.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70">Измеренное значение скорости счета фона, с<text:span text:style-name="T26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70">Условие соответствия по ТУ <text:span text:style-name="T6">n</text:span><text:span text:style-name="T44">ф,</text:span><text:span text:style-name="T59">, имп./с, не более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70">Результаты измерения</text:p>
          </table:table-cell>
          <table:covered-table-cell/>
          <table:covered-table-cell/>
          <table:table-cell table:style-name="t27.D3" table:number-columns-spanned="3" office:value-type="string">
            <text:p text:style-name="P70">Среднее значение <text:span text:style-name="T6">n</text:span><text:span text:style-name="T44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50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50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70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50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50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70">№ источника</text:p>
          </table:table-cell>
          <table:table-cell table:style-name="t27.B7" office:value-type="string">
            <text:p text:style-name="P70">Расстояние до источника <text:span text:style-name="T5">r</text:span><text:span text:style-name="T37">0</text:span><text:span text:style-name="T5">, </text:span><text:span text:style-name="T46">см</text:span></text:p>
          </table:table-cell>
          <table:table-cell table:style-name="t27.B7" office:value-type="string">
            <text:p text:style-name="P70">Плотность потока в</text:p>
            <text:p text:style-name="P70"><text:span text:style-name="T5">i</text:span><text:span text:style-name="T46">-ой контроль-ной точке, </text:span><text:span text:style-name="T52">φ</text:span><text:span text:style-name="T40">oi</text:span><text:span text:style-name="T22">, </text:span><text:span text:style-name="T53">с</text:span><text:span text:style-name="T30">-1</text:span><text:span text:style-name="T52">·</text:span><text:span text:style-name="T53">см</text:span><text:span text:style-name="T30">-2</text:span></text:p>
          </table:table-cell>
          <table:table-cell table:style-name="t27.B7" office:value-type="string">
            <text:p text:style-name="P70">Значение <text:span text:style-name="T46">коэффици-ента</text:span> <text:span text:style-name="T5">b(r</text:span><text:span text:style-name="T37">0</text:span><text:span text:style-name="T5">)</text:span></text:p>
          </table:table-cell>
          <table:table-cell table:style-name="t27.B7" office:value-type="string">
            <text:p text:style-name="P70">Значение коэффици-ента <text:span text:style-name="T46">К</text:span></text:p>
          </table:table-cell>
          <table:table-cell table:style-name="t27.B7" office:value-type="string">
            <text:p text:style-name="P70">Показания прибора в контроль-ной точке, <text:span text:style-name="T6">N, </text:span><text:span text:style-name="T54">с</text:span><text:span text:style-name="T32">-1</text:span></text:p>
          </table:table-cell>
          <table:table-cell table:style-name="t27.B7" office:value-type="string">
            <text:p text:style-name="P70">Среднее значение показаний <text:span text:style-name="T6">N, </text:span><text:span text:style-name="T54">с</text:span><text:span text:style-name="T32">-1</text:span></text:p>
          </table:table-cell>
          <table:table-cell table:style-name="t27.B7" office:value-type="string">
            <text:p text:style-name="P70">Чувстви-тельность БД, <text:span text:style-name="T5">S, </text:span><text:span text:style-name="T46">имп.</text:span><text:span text:style-name="T52">·см</text:span><text:span text:style-name="T31">2</text:span><text:span text:style-name="T52">/ нейтр.</text:span></text:p>
          </table:table-cell>
          <table:table-cell table:style-name="t27.I7" office:value-type="string">
            <text:p text:style-name="P70">Условие соответ-ствия по ТУ <text:span text:style-name="T63">S</text:span><text:span text:style-name="T44">,</text:span><text:span text:style-name="T59">, имп</text:span><text:span text:style-name="T61">·</text:span><text:span text:style-name="T62">см</text:span><text:span text:style-name="T30">2</text:span><text:span text:style-name="T59">, не менее</text:span></text:p>
          </table:table-cell>
        </table:table-row>
        <table:table-row>
          <table:table-cell table:style-name="t27.A8" table:number-rows-spanned="3" office:value-type="string">
            <text:p text:style-name="P71">10</text:p>
          </table:table-cell>
          <table:table-cell table:style-name="t27.B8" table:number-rows-spanned="3" office:value-type="string">
            <text:p text:style-name="P71">100</text:p>
          </table:table-cell>
          <table:table-cell table:style-name="t27.B8" table:number-rows-spanned="3" office:value-type="string">
            <text:p text:style-name="P70">2,5 – 500</text:p>
          </table:table-cell>
          <table:table-cell table:style-name="t27.B8" table:number-rows-spanned="3" office:value-type="string">
            <text:p text:style-name="P71">0,866</text:p>
          </table:table-cell>
          <table:table-cell table:style-name="t27.B8" table:number-rows-spanned="3" office:value-type="string">
            <text:p text:style-name="P71">0,785</text:p>
          </table:table-cell>
          <table:table-cell table:style-name="t27.D3" office:value-type="string">
            <text:p text:style-name="P50">$27-50</text:p>
          </table:table-cell>
          <table:table-cell table:style-name="t27.B8" table:number-rows-spanned="3" office:value-type="string">
            <text:p text:style-name="P50">$27-60</text:p>
          </table:table-cell>
          <table:table-cell table:style-name="t27.B8" table:number-rows-spanned="3" office:value-type="string">
            <text:p text:style-name="P50">$27-70</text:p>
          </table:table-cell>
          <table:table-cell table:style-name="t27.I8" table:number-rows-spanned="3" office:value-type="string">
            <text:p text:style-name="P70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50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F10" office:value-type="string">
            <text:p text:style-name="P50">$27-52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6"><text:span text:style-name="T11">БД</text:span><text:span text:style-name="T4">ПА</text:span><text:span text:style-name="T11">-01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6"><text:s/>мин<text:span text:style-name="T26">-1</text:span>·см<text:span text:style-name="T26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2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9"></text:span><text:span text:style-name="T36">1</text:span></text:p>
          </table:table-cell>
          <table:table-cell table:style-name="t12.D4" office:value-type="string">
            <text:p text:style-name="P19"><text:span text:style-name="T67"></text:span><text:span text:style-name="T36">2</text:span></text:p>
          </table:table-cell>
          <table:table-cell table:style-name="t12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---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6"><text:span text:style-name="T11">БДП</text:span><text:span text:style-name="T4">А</text:span><text:span text:style-name="T11">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3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9"></text:span><text:span text:style-name="T36">1</text:span></text:p>
          </table:table-cell>
          <table:table-cell table:style-name="t13.D4" office:value-type="string">
            <text:p text:style-name="P19"><text:span text:style-name="T67"></text:span><text:span text:style-name="T36">2</text:span></text:p>
          </table:table-cell>
          <table:table-cell table:style-name="t13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---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1">БДП</text:span><text:span text:style-name="T4">А</text:span><text:span text:style-name="T11">-03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5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9"></text:span><text:span text:style-name="T36">1</text:span></text:p>
          </table:table-cell>
          <table:table-cell table:style-name="t25.D4" office:value-type="string">
            <text:p text:style-name="P19"><text:span text:style-name="T67"></text:span><text:span text:style-name="T36">2</text:span></text:p>
          </table:table-cell>
          <table:table-cell table:style-name="t25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---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1">БДП</text:span><text:span text:style-name="T4">Б</text:span><text:span text:style-name="T11">-01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4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9"></text:span><text:span text:style-name="T36">1</text:span></text:p>
          </table:table-cell>
          <table:table-cell table:style-name="t14.D4" office:value-type="string">
            <text:p text:style-name="P19"><text:span text:style-name="T67"></text:span><text:span text:style-name="T36">2</text:span></text:p>
          </table:table-cell>
          <table:table-cell table:style-name="t14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---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6"><text:span text:style-name="T11">БДП</text:span><text:span text:style-name="T4">Б</text:span><text:span text:style-name="T11">-02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5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9"></text:span><text:span text:style-name="T36">1</text:span></text:p>
          </table:table-cell>
          <table:table-cell table:style-name="t15.D4" office:value-type="string">
            <text:p text:style-name="P19"><text:span text:style-name="T67"></text:span><text:span text:style-name="T36">2</text:span></text:p>
          </table:table-cell>
          <table:table-cell table:style-name="t15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---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6"><text:span text:style-name="T11">БДП</text:span><text:span text:style-name="T4">Б</text:span><text:span text:style-name="T11">-03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6">Плотность потока в </text:span>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6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9"></text:span><text:span text:style-name="T36">1</text:span></text:p>
          </table:table-cell>
          <table:table-cell table:style-name="t26.D4" office:value-type="string">
            <text:p text:style-name="P19"><text:span text:style-name="T67"></text:span><text:span text:style-name="T36">2</text:span></text:p>
          </table:table-cell>
          <table:table-cell table:style-name="t26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---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1">БДКР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6">направлен-ного</text:span> эквивалент<text:span text:style-name="T46">а</text:span> в <text:span text:style-name="T46">контроль-ной</text:span> точке, <text:span text:style-name="T33">Ḣ</text:span><text:span text:style-name="T38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19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3">H</text:span><text:span text:style-name="T36">1</text:span></text:p>
          </table:table-cell>
          <table:table-cell table:style-name="t19.D3" office:value-type="string">
            <text:p text:style-name="P34"><text:span text:style-name="T6">H</text:span><text:span text:style-name="T36">2</text:span></text:p>
          </table:table-cell>
          <table:table-cell table:style-name="t19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1">БДП</text:span><text:span text:style-name="T4">С</text:span><text:span text:style-name="T11">-02 (</text:span><text:span text:style-name="T16">α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0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9"></text:span><text:span text:style-name="T36">1</text:span></text:p>
          </table:table-cell>
          <table:table-cell table:style-name="t20.D4" office:value-type="string">
            <text:p text:style-name="P19"><text:span text:style-name="T67"></text:span><text:span text:style-name="T36">2</text:span></text:p>
          </table:table-cell>
          <table:table-cell table:style-name="t20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---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6"><text:span text:style-name="T11">БДПС-02 (</text:span><text:span text:style-name="T16">β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98"></text:span><text:span text:style-name="T36">0</text:span><text:span text:style-name="T37">i</text:span>,</text:p>
            <text:p text:style-name="P12"><text:s/>мин<text:span text:style-name="T26">-1</text:span>·см<text:span text:style-name="T26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98"></text:span><text:span text:style-name="T3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11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1.B2" table:number-rows-spanned="3" office:value-type="string">
            <text:p text:style-name="P17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55">Предел основной </text:span><text:span text:style-name="T46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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9"></text:span><text:span text:style-name="T36">1</text:span></text:p>
          </table:table-cell>
          <table:table-cell table:style-name="t21.D4" office:value-type="string">
            <text:p text:style-name="P19"><text:span text:style-name="T67"></text:span><text:span text:style-name="T36">2</text:span></text:p>
          </table:table-cell>
          <table:table-cell table:style-name="t21.D4" office:value-type="string">
            <text:p text:style-name="P19"><text:span text:style-name="T67">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---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6"><text:span text:style-name="T11">БДП</text:span><text:span text:style-name="T4">С</text:span><text:span text:style-name="T11">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6">контроль-</text:span></text:p>
            <text:p text:style-name="P28"><text:span text:style-name="T46">ной</text:span> точке, <text:span text:style-name="T33">Ḣ</text:span><text:span text:style-name="T38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7">Относи-тельная</text:span><text:span text:style-name="T100"> </text:span><text:span text:style-name="T47">погреш-ность</text:span><text:span text:style-name="T100"> </text:span><text:span text:style-name="T47">измерения</text:span> </text:p>
            <text:p text:style-name="P26"><text:span text:style-name="T51">θ</text:span><text:span text:style-name="T45">пр</text:span><text:span text:style-name="T38">i</text:span><text:span text:style-name="T46">,</text:span> %</text:p>
          </table:table-cell>
          <table:table-cell table:style-name="t22.B2" table:number-rows-spanned="3" office:value-type="string">
            <text:p text:style-name="P32"><text:span text:style-name="T46">Довери-тель</text:span>ная граница погреш-ности измерения <text:span text:style-name="T21">Δ</text:span><text:span text:style-name="T38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55">Предел основной </text:span><text:span text:style-name="T46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3">H</text:span><text:span text:style-name="T36">1</text:span></text:p>
          </table:table-cell>
          <table:table-cell table:style-name="t22.D3" office:value-type="string">
            <text:p text:style-name="P34"><text:span text:style-name="T6">H</text:span><text:span text:style-name="T36">2</text:span></text:p>
          </table:table-cell>
          <table:table-cell table:style-name="t22.D3" office:value-type="string">
            <text:p text:style-name="P34"><text:span text:style-name="T6">H</text:span><text:span text:style-name="T3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6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9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9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82cm" fo:margin-bottom="0.41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607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482cm" fo:margin-left="2cm" fo:margin-right="2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1.501cm" svg:y="-1.789cm" svg:width="20.003cm" svg:height="4.646cm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02T05:42:40.80</dc:date>
    <meta:print-date>2019-04-03T15:18:00</meta:print-date>
    <meta:editing-cycles>120</meta:editing-cycles>
    <meta:editing-duration>P1DT8H9M5S</meta:editing-duration>
    <meta:generator>OpenOffice/4.1.6$Win32 OpenOffice.org_project/416m1$Build-9790</meta:generator>
    <dc:creator>Squorpikkor </dc:creator>
    <meta:document-statistic meta:table-count="91" meta:image-count="1" meta:object-count="0" meta:page-count="10" meta:paragraph-count="1953" meta:word-count="3390" meta:character-count="20163"/>
  </office:meta>
</office:document-meta>
</file>